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yloadSpanUtil.getPayloadsForQuery( Query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yloadSpanUtil.getPayloads( Collection payloads , SpanQuery que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yloadSpanUtil.PayloadSpanUtil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SpanUtil.queryToSpanQuery( Query query , Collection payloads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6">
            <text:p text:style-name="Table_20_Contents">26</text:p>
          </table:table-cell>
          <table:table-cell office:value-type="float" office:value="81">
            <text:p text:style-name="Table_20_Contents">8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